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fea" officeooo:paragraph-rsid="00055fea" style:font-weight-asian="bold" style:font-weight-complex="bold"/>
    </style:style>
    <style:style style:name="P2" style:family="paragraph" style:parent-style-name="Standard">
      <style:text-properties fo:font-weight="normal" officeooo:rsid="00055fea" officeooo:paragraph-rsid="00055fe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1</text:p>
      <text:p text:style-name="P1"/>
      <text:p text:style-name="P1">Objective:</text:p>
      <text:p text:style-name="P2">This assignment focuses on deepening your understanding of the concepts discussed in the Ethical Hacking Overview module. Answer the following research-based questions with explanations. </text:p>
      <text:p text:style-name="P2"/>
      <text:p text:style-name="P2">1. Role of Ethical Hackers: Research and explain the primary responsibilities of ethical hackers. Include examples of real-world scenarios where ethical hackers have helped organizations improve their security posture.</text:p>
      <text:p text:style-name="P2"/>
      <text:p text:style-name="P2">2. Penetration Testing Methodologies: Compare and contrast white-box, black-box, and gray-box penetration-testing methodologies. Discuss the advantages and disadvantages of each approach.</text:p>
      <text:p text:style-name="P2"/>
      <text:p text:style-name="P2">3. Legal and Ethical Considerations: Investigate the legal and ethical boundaries of ethical hacking. Discuss how laws vary between countries and why ethical hackers must stay informed about these differences.</text:p>
      <text:p text:style-name="P2"/>
      <text:p text:style-name="P2">4. Key Certifications: Explore at least three key certifications for ethical hackers (e.g. CEH, OSCP, CompTIA PenTest+, etc.) Describe the skills each certification covers and their relevance in the field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5:44:04.283692038</meta:creation-date>
    <dc:date>2026-01-15T15:54:14.056075032</dc:date>
    <meta:editing-duration>PT10M10S</meta:editing-duration>
    <meta:editing-cycles>1</meta:editing-cycles>
    <meta:document-statistic meta:table-count="0" meta:image-count="0" meta:object-count="0" meta:page-count="1" meta:paragraph-count="7" meta:word-count="137" meta:character-count="1027" meta:non-whitespace-character-count="895"/>
    <meta:generator>LibreOffice/24.2.7.2$Linux_X86_64 LibreOffice_project/420$Build-2</meta:generator>
  </office:meta>
</office:document-meta>
</file>